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stEstimate</text:p>
          </table:table-cell>
          <table:table-cell/>
          <table:table-cell office:value-type="string" calcext:value-type="string">
            <text:p>Cost Estimate per Condition</text:p>
          </table:table-cell>
          <table:table-cell/>
        </table:table-row>
        <table:table-row table:style-name="ro1">
          <table:table-cell office:value-type="string" calcext:value-type="string">
            <text:p>Book001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ood</text:p>
          </table:table-cell>
          <table:table-cell table:formula="of:=SUMIF([.B2:.B8];[.B2];[.C2:.C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002</text:p>
          </table:table-cell>
          <table:table-cell office:value-type="string" calcext:value-type="string">
            <text:p>poo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oor</text:p>
          </table:table-cell>
          <table:table-cell table:formula="of:=SUMIF([.B2:.B8];[.B3];[.C2:.C8])"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Book003</text:p>
          </table:table-cell>
          <table:table-cell office:value-type="string" calcext:value-type="string">
            <text:p>poo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repairNow</text:p>
          </table:table-cell>
          <table:table-cell table:formula="of:=SUMIF([.B2:.B8];[.B5];[.C2:.C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ook004</text:p>
          </table:table-cell>
          <table:table-cell office:value-type="string" calcext:value-type="string">
            <text:p>repairNOW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-----------------------------</text:p>
          </table:table-cell>
          <table:table-cell/>
        </table:table-row>
        <table:table-row table:style-name="ro1">
          <table:table-cell office:value-type="string" calcext:value-type="string">
            <text:p>Book005</text:p>
          </table:table-cell>
          <table:table-cell office:value-type="string" calcext:value-type="string">
            <text:p>repairNOW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otal:</text:p>
          </table:table-cell>
          <table:table-cell table:formula="of:=SUM([.F2:.F4])"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Book006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k007</text:p>
          </table:table-cell>
          <table:table-cell office:value-type="string" calcext:value-type="string">
            <text:p>po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ostEstimate</text:p>
          </table:table-cell>
          <table:table-cell/>
          <table:table-cell table:formula="of:=SUM([.C2:.C8])" office:value-type="float" office:value="122.5" calcext:value-type="float">
            <text:p>122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5T14:41:55.588139073</meta:creation-date>
    <dc:date>2016-04-05T14:48:05.823592356</dc:date>
    <dc:creator>Sergey Paramonov</dc:creator>
    <meta:editing-duration>P0D</meta:editing-duration>
    <meta:editing-cycles>1</meta:editing-cycles>
    <meta:document-statistic meta:table-count="1" meta:cell-count="36" meta:object-count="0"/>
    <meta:generator>LibreOffice/4.2.8.2$Linux_X86_64 LibreOffice_project/420m0$Build-2</meta:generator>
  </office:meta>
</office:document-meta>
</file>